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006da" officeooo:paragraph-rsid="001006da"/>
    </style:style>
    <style:style style:name="P2" style:family="paragraph" style:parent-style-name="Text_20_body">
      <style:paragraph-properties fo:text-align="start" style:justify-single-word="false"/>
      <style:text-properties officeooo:rsid="0014fde1" officeooo:paragraph-rsid="0014fde1"/>
    </style:style>
    <style:style style:name="P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006da" officeooo:paragraph-rsid="001006da"/>
    </style:style>
    <style:style style:name="P4" style:family="paragraph" style:parent-style-name="Text_20_body">
      <style:paragraph-properties fo:margin-left="-1.251cm" fo:margin-right="0cm" fo:text-align="start" style:justify-single-word="false" fo:text-indent="0cm" style:auto-text-indent="false"/>
    </style:style>
    <style:style style:name="P5" style:family="paragraph" style:parent-style-name="Title">
      <style:text-properties officeooo:rsid="001006da" officeooo:paragraph-rsid="001006da"/>
    </style:style>
    <style:style style:name="P6" style:family="paragraph" style:parent-style-name="Subtitle">
      <style:paragraph-properties fo:text-align="start" style:justify-single-word="false"/>
    </style:style>
    <style:style style:name="P7" style:family="paragraph" style:parent-style-name="Subtitle">
      <style:paragraph-properties fo:margin-left="-1.251cm" fo:margin-right="0cm" fo:text-align="start" style:justify-single-word="false" fo:text-indent="0cm" style:auto-text-indent="false"/>
    </style:style>
    <style:style style:name="T1" style:family="text">
      <style:text-properties officeooo:rsid="001006da"/>
    </style:style>
    <style:style style:name="T2" style:family="text">
      <style:text-properties fo:font-weight="bold" officeooo:rsid="001006da" style:font-weight-asian="bold" style:font-weight-complex="bold"/>
    </style:style>
    <style:style style:name="T3" style:family="text">
      <style:text-properties fo:font-weight="normal" officeooo:rsid="001006d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andleiding BrugmannQ</text:p>
      <text:p text:style-name="P3"/>
      <text:p text:style-name="P1"/>
      <text:p text:style-name="P7"><text:tab/>Het loginscherm</text:p>
      <text:p text:style-name="P4"><text:tab/><text:span text:style-name="T1">Het loginscherm is waar zowel de administrator als de patient zijn gegevens dient in te geven.<text:line-break/><text:tab/>Voor administrator-toegang moet men als voornaam </text:span><text:span text:style-name="T2">admin</text:span><text:span text:style-name="T3"> geven en als achternaam </text:span><text:span text:style-name="T2">0Bruggm4n!</text:span></text:p>
      <text:p text:style-name="P4"><text:span text:style-name="T3"><text:tab/>Gewone gebruikers moeten hun gewone details geven, waarna ze doorgestuurd worden naar een lijst <text:tab/>van alle vragenlijsten waaruit zij met hun gekozen taal (rechtsboven) kunnen deelnemen.</text:span></text:p>
      <text:p text:style-name="P4"/>
      <text:p text:style-name="P6">Admin – Het overzicht</text:p>
      <text:p text:style-name="P2">Dit is waar de laatste 10 gebruikers en de huidige lijsten worden weergegeven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37:15.550643707</meta:creation-date>
    <dc:date>2014-06-05T10:03:58.995242511</dc:date>
    <meta:editing-duration>PT23M20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1" meta:paragraph-count="6" meta:word-count="74" meta:character-count="507" meta:non-whitespace-character-count="433"/>
  </office:meta>
</office:document-meta>
</file>